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1" svg:font-family="'DejaVu LGC Sans'"/>
    <style:font-face style:name="IPA P明朝" svg:font-family="'IPA P明朝'" style:font-pitch="variable"/>
    <style:font-face style:name="IPAexゴシック" svg:font-family="IPAexゴシック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kao Pゴシック" svg:font-family="'Takao Pゴシック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IPA P明朝" fo:font-size="18pt" style:font-name-asian="IPA P明朝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IPAexゴシック" fo:font-size="18pt" style:font-name-asian="IPAexゴシック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IPAexゴシック" fo:font-size="18pt" style:font-name-asian="IPAexゴシック" style:font-size-asian="18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IPAexゴシック"/>
    </style:style>
    <style:style style:name="T2" style:family="text">
      <style:text-properties style:font-name="IPAexゴシック" fo:font-size="18pt" style:font-name-asian="IPAexゴシック" style:font-size-asian="18pt" style:font-size-complex="18pt"/>
    </style:style>
    <style:style style:name="T3" style:family="text">
      <style:text-properties style:font-name="IPAexゴシック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-asian="IPAexゴシック"/>
    </style:style>
    <style:style style:name="T7" style:family="text">
      <style:text-properties style:font-size-asian="18pt"/>
    </style:style>
    <style:style style:name="T8" style:family="text">
      <style:text-properties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/>
      <text:p text:style-name="P1"/>
      <text:p text:style-name="P1"/>
      <text:p text:style-name="P2"/>
      <text:p text:style-name="P5"><text:span text:style-name="T2">知能情報工学実験演習</text:span><text:span text:style-name="T3">II</text:span></text:p>
      <text:p text:style-name="P3">C++演習(Part 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<text:tab/></text:p>
      <text:p text:style-name="P4"/>
      <text:p text:style-name="P4">実験日:4/10, 4/17, 4/24</text:p>
      <text:p text:style-name="P4">氏名:工藤　慎也</text:p>
      <text:p text:style-name="P4">学籍番号:12231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1" svg:font-family="'DejaVu LGC Sans'"/>
    <style:font-face style:name="IPA P明朝" svg:font-family="'IPA P明朝'" style:font-pitch="variable"/>
    <style:font-face style:name="IPAexゴシック" svg:font-family="IPAexゴシック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kao Pゴシック" svg:font-family="'Takao P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 Pゴシック" style:font-size-asian="12pt" style:language-asian="ja" style:country-asian="JP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Takao Pゴシック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LGC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LGC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LGC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4-24T15:53:35</meta:creation-date>
    <dc:date>2014-04-24T16:21:45</dc:date>
    <meta:editing-duration>PT00H28M11S</meta:editing-duration>
    <meta:editing-cycles>9</meta:editing-cycles>
    <meta:generator>OpenOffice.org/3.1$Linux OpenOffice.org_project/310m19$Build-9420</meta:generator>
    <meta:print-date>2014-04-24T16:08:35</meta:print-date>
    <meta:document-statistic meta:table-count="0" meta:image-count="0" meta:object-count="0" meta:page-count="1" meta:paragraph-count="6" meta:word-count="22" meta:character-count="71"/>
  </office:meta>
</office:document-meta>
</file>